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llo, Eastlaaaaaands~!!</text:p>
          </table:table-cell>
          <table:table-cell table:number-columns-repeated="1020"/>
        </table:table-row>
        <table:table-row>
          <table:table-cell table:style-name="ce0" office:value-type="string">
            <text:p>ずいぶん控え目な港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rather modest little port.</text:p>
          </table:table-cell>
          <table:table-cell table:number-columns-repeated="1020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style-name="ce0"/>
          <table:table-cell table:style-name="ce0"/>
          <table:table-cell table:style-name="ce0" office:value-type="string">
            <text:p>We must be in a fairly small region.</text:p>
          </table:table-cell>
          <table:table-cell table:number-columns-repeated="1020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! That just means we'll reach our
destination that much quicker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aid it. I'd get tired just walking around too
much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or the time being, I suppose we have to find
someone who knows where Gashkull is.</text:p>
          </table:table-cell>
          <table:table-cell table:number-columns-repeated="1020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We should head straight for the nearest
settlement.</text:p>
          </table:table-cell>
          <table:table-cell table:number-columns-repeated="1020"/>
        </table:table-row>
        <table:table-row>
          <table:table-cell table:style-name="ce0" office:value-type="string">
            <text:p>船の出港は、まだ当分先だぜ。</text:p>
          </table:table-cell>
          <table:table-cell table:style-name="ce0"/>
          <table:table-cell table:style-name="ce0"/>
          <table:table-cell table:style-name="ce0" office:value-type="string">
            <text:p>It ain't time for the ship to leave yet.</text:p>
          </table:table-cell>
          <table:table-cell table:number-columns-repeated="1020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style-name="ce0"/>
          <table:table-cell table:style-name="ce0"/>
          <table:table-cell table:style-name="ce0" office:value-type="string">
            <text:p>Sailor
"We're settin' sail for the Midlands—!
Ya comin' aboard?"</text:p>
          </table:table-cell>
          <table:table-cell table:number-columns-repeated="1020"/>
        </table:table-row>
        <table:table-row>
          <table:table-cell table:style-name="ce0" office:value-type="string">
            <text:p>船員
「おーし！　乗った乗った！」</text:p>
          </table:table-cell>
          <table:table-cell table:style-name="ce0"/>
          <table:table-cell table:style-name="ce0"/>
          <table:table-cell table:style-name="ce0" office:value-type="string">
            <text:p>Sailor
"Alrighty! Get on, get on!"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、じゃあねー！」</text:p>
          </table:table-cell>
          <table:table-cell table:style-name="ce0"/>
          <table:table-cell table:style-name="ce0"/>
          <table:table-cell table:style-name="ce0" office:value-type="string">
            <text:p>Sailor
"Got it, see ya later—!"</text:p>
          </table:table-cell>
          <table:table-cell table:number-columns-repeated="1020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らず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央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ら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style-name="ce0"/>
          <table:table-cell table:style-name="ce0"/>
          <table:table-cell table:style-name="ce0" office:value-type="string">
            <text:p>The eastern continent may not be very big,
but it boasts all sorts of unique resources and
products! Living here is great fun! ♪</text:p>
          </table:table-cell>
          <table:table-cell table:number-columns-repeated="1020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style-name="ce0"/>
          <table:table-cell table:style-name="ce0"/>
          <table:table-cell table:style-name="ce0" office:value-type="string">
            <text:p>You can get to Yamato Village if ya take the
road to the east.</text:p>
          </table:table-cell>
          <table:table-cell table:number-columns-repeated="1020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style-name="ce0"/>
          <table:table-cell table:style-name="ce0"/>
          <table:table-cell table:style-name="ce0" office:value-type="string">
            <text:p>I've always dreamed of traveling the world
over!</text:p>
          </table:table-cell>
          <table:table-cell table:number-columns-repeated="1020"/>
        </table:table-row>
        <table:table-row>
          <table:table-cell table:style-name="ce0" office:value-type="string">
            <text:p>お金無いけどね・・・</text:p>
          </table:table-cell>
          <table:table-cell table:style-name="ce0"/>
          <table:table-cell table:style-name="ce0"/>
          <table:table-cell table:style-name="ce0" office:value-type="string">
            <text:p>Too bad I ain't got any money...</text:p>
          </table:table-cell>
          <table:table-cell table:number-columns-repeated="1020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！　レッツゴ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やっと見つけた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宇宙人”の勘違いでは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自信だね、“宇宙人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名前はともかくと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カラットなの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確か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ピンと来な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これのことで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ペンダント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足り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ぴり可哀そう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単に協力する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前に進むことを考えるべ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style-name="ce0"/>
          <table:table-cell table:style-name="ce0"/>
          <table:table-cell table:style-name="ce0" office:value-type="string">
            <text:p>↑：Izumo Village・Sacred Mountain
→：Yamato Village
↓：Silfurfoss Waterfa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3:21:41+01:00</meta:creation-date>
    <dc:date>2020-01-05T13:21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